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OAQUERA SARAVIA FREDYY DEMETR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AQUERA SARAVAIA FREDDY DEMET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AQUERA SARAVIA FREDDY DEMET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OAQUIRA MAMANI, SIMON ALEJAND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776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0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3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16:40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